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cm"/>
    </style:style>
    <style:style style:name="co2" style:family="table-column">
      <style:table-column-properties fo:break-before="auto" style:column-width="2.868cm"/>
    </style:style>
    <style:style style:name="co3" style:family="table-column">
      <style:table-column-properties fo:break-before="auto" style:column-width="7.825cm"/>
    </style:style>
    <style:style style:name="co4" style:family="table-column">
      <style:table-column-properties fo:break-before="auto" style:column-width="1.824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37"/>
    <style:style style:name="ce3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" style:family="table-cell" style:parent-style-name="Default" style:data-style-name="N4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" style:family="table-cell" style:parent-style-name="Default" style:data-style-name="N4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 style:data-style-name="N4"/>
  </office:automatic-styles>
  <office:body>
    <office:spreadsheet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ce4"/>
        <table:table-column table:style-name="co4" table:default-cell-style-name="ce6"/>
        <table:table-column table:style-name="co5" table:number-columns-repeated="3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title</text:p>
          </table:table-cell>
          <table:table-cell table:style-name="ce3" office:value-type="string" calcext:value-type="string">
            <text:p>bars</text:p>
          </table:table-cell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den</text:p>
          </table:table-cell>
          <table:table-cell table:style-name="ce3" office:value-type="string" calcext:value-type="string">
            <text:p>units</text:p>
          </table:table-cell>
          <table:table-cell table:style-name="ce3" office:value-type="string" calcext:value-type="string">
            <text:p>tempo</text:p>
          </table:table-cell>
          <table:table-cell table:style-name="ce5" office:value-type="string" calcext:value-type="string">
            <text:p>duratio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Der Du voll Blut und Wunden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2]*[.E2]*[.G2]/[.F2]/[.H2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2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Wohin eilt ganz Juda ſo früh?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]*[.E3]*[.G3]/[.F3]/[.H3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1.3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Gram lag auf mir</text:p>
          </table:table-cell>
          <table:table-cell office:value-type="float" office:value="36" calcext:value-type="float">
            <text:p>36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]*[.E4]*[.G4]/[.F4]/[.H4]" office:value-type="float" office:value="1.8" calcext:value-type="float">
            <text:p>1,80</text:p>
          </table:table-cell>
          <table:table-cell/>
          <table:table-cell office:value-type="string" calcext:value-type="string">
            <text:p>Act 1</text:p>
          </table:table-cell>
          <table:table-cell table:style-name="ce7" table:formula="of:=SUM([.I2:.I8])" office:value-type="float" office:value="9.66666666666667" calcext:value-type="float">
            <text:p>9,67</text:p>
          </table:table-cell>
        </table:table-row>
        <table:table-row table:style-name="ro1">
          <table:table-cell office:value-type="string" calcext:value-type="string">
            <text:p>1.4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Und darum verklagten ihn die Väter?</text:p>
          </table:table-cell>
          <table:table-cell office:value-type="float" office:value="31" calcext:value-type="float">
            <text:p>3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5]*[.E5]*[.G5]/[.F5]/[.H5]" office:value-type="float" office:value="2.06666666666667" calcext:value-type="float">
            <text:p>2,07</text:p>
          </table:table-cell>
          <table:table-cell/>
          <table:table-cell office:value-type="string" calcext:value-type="string">
            <text:p>Act 2</text:p>
          </table:table-cell>
          <table:table-cell table:style-name="ce7" table:formula="of:=SUM([.I9:.I19])" office:value-type="float" office:value="13.7722222222222" calcext:value-type="float">
            <text:p>13,77</text:p>
          </table:table-cell>
        </table:table-row>
        <table:table-row table:style-name="ro1">
          <table:table-cell office:value-type="string" calcext:value-type="string">
            <text:p>1.5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r faßt die Zahl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[.D6]*[.E6]*[.G6]/[.F6]/[.H6]" office:value-type="float" office:value="1.2" calcext:value-type="float">
            <text:p>1,20</text:p>
          </table:table-cell>
          <table:table-cell/>
          <table:table-cell office:value-type="string" calcext:value-type="string">
            <text:p>Act 3</text:p>
          </table:table-cell>
          <table:table-cell table:style-name="ce7" table:formula="of:=SUM([.I20:.I30])" office:value-type="float" office:value="17.5688888888889" calcext:value-type="float">
            <text:p>17,57</text:p>
          </table:table-cell>
        </table:table-row>
        <table:table-row table:style-name="ro1">
          <table:table-cell office:value-type="string" calcext:value-type="string">
            <text:p>1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Faßt dich Entſetzen?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7]*[.E7]*[.G7]/[.F7]/[.H7]" office:value-type="float" office:value="0.8" calcext:value-type="float">
            <text:p>0,80</text:p>
          </table:table-cell>
          <table:table-cell/>
          <table:table-cell office:value-type="string" calcext:value-type="string">
            <text:p>Act 4</text:p>
          </table:table-cell>
          <table:table-cell table:style-name="ce7" table:formula="of:=SUM([.I31:.I37])" office:value-type="float" office:value="12.5952380952381" calcext:value-type="float">
            <text:p>12,60</text:p>
          </table:table-cell>
        </table:table-row>
        <table:table-row table:style-name="ro1">
          <table:table-cell office:value-type="string" calcext:value-type="string">
            <text:p>1.7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Laß mich dieſen bangen Stunden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8]*[.E8]*[.G8]/[.F8]/[.H8]" office:value-type="float" office:value="2.04444444444444" calcext:value-type="float">
            <text:p>2,04</text:p>
          </table:table-cell>
          <table:table-cell/>
          <table:table-cell office:value-type="string" calcext:value-type="string">
            <text:p>Act 5</text:p>
          </table:table-cell>
          <table:table-cell table:style-name="ce7"/>
        </table:table-row>
        <table:table-row table:style-name="ro1">
          <table:table-cell office:value-type="string" calcext:value-type="string">
            <text:p>2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ilf du ihm! Gott Abrahams!</text:p>
          </table:table-cell>
          <table:table-cell office:value-type="float" office:value="38" calcext:value-type="float">
            <text:p>3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9]*[.E9]*[.G9]/[.F9]/[.H9]" office:value-type="float" office:value="2.53333333333333" calcext:value-type="float">
            <text:p>2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Kreutzigen laß ihn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0" calcext:value-type="float">
            <text:p>120</text:p>
          </table:table-cell>
          <table:table-cell table:formula="of:=[.D10]*[.E10]*[.G10]/[.F10]/[.H10]" office:value-type="float" office:value="0.35" calcext:value-type="float">
            <text:p>0,35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1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ch waſche meine Hände rein</text:p>
          </table:table-cell>
          <table:table-cell office:value-type="float" office:value="44" calcext:value-type="float">
            <text:p>44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90" calcext:value-type="float">
            <text:p>90</text:p>
          </table:table-cell>
          <table:table-cell table:formula="of:=[.D11]*[.E11]*[.G11]/[.F11]/[.H11]" office:value-type="float" office:value="1.95555555555556" calcext:value-type="float">
            <text:p>1,96</text:p>
          </table:table-cell>
          <table:table-cell table:number-columns-repeated="3"/>
        </table:table-row>
        <table:table-row table:style-name="ro1">
          <table:table-cell table:style-name="ce2" office:value-type="string" calcext:value-type="string">
            <text:p>2.3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Über uns komme ſein Blut</text:p>
          </table:table-cell>
          <table:table-cell office:value-type="float" office:value="9" calcext:value-type="float">
            <text:p>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2]*[.E12]*[.G12]/[.F12]/[.H12]" office:value-type="float" office:value="0.3" calcext:value-type="float">
            <text:p>0,3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4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O Chriſt, denk ohne Schauder ni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3]*[.E13]*[.G13]/[.F13]/[.H13]" office:value-type="float" office:value="0.622222222222222" calcext:value-type="float">
            <text:p>0,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5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Wer kann des Frommen Leiden faßen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14]*[.E14]*[.G14]/[.F14]/[.H14]" office:value-type="float" office:value="1.8" calcext:value-type="float">
            <text:p>1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6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öreſt du das Häuflein ſchwacher Freunde?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5]*[.E15]*[.G15]/[.F15]/[.H15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7</text:p>
          </table:table-cell>
          <table:table-cell office:value-type="string" calcext:value-type="string">
            <text:p>Duett</text:p>
          </table:table-cell>
          <table:table-cell office:value-type="string" calcext:value-type="string">
            <text:p>Ein Purpur, eine Dornenkrone</text:p>
          </table:table-cell>
          <table:table-cell office:value-type="float" office:value="39" calcext:value-type="float">
            <text:p>3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6]*[.E16]*[.G16]/[.F16]/[.H16]" office:value-type="float" office:value="2.6" calcext:value-type="float">
            <text:p>2,6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hr Väter Jſraels ſeht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17]*[.E17]*[.G17]/[.F17]/[.H17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8.2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Jhr Väter Jſraels ſeht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20" calcext:value-type="float">
            <text:p>120</text:p>
          </table:table-cell>
          <table:table-cell table:formula="of:=[.D18]*[.E18]*[.G18]/[.F18]/[.H18]" office:value-type="float" office:value="1.16666666666667" calcext:value-type="float">
            <text:p>1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.9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Seht! welch ein Menſch, ach ſeht!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19]*[.E19]*[.G19]/[.F19]/[.H19]" office:value-type="float" office:value="0.577777777777778" calcext:value-type="float">
            <text:p>0,5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</text:p>
          </table:table-cell>
          <table:table-cell office:value-type="string" calcext:value-type="string">
            <text:p>Recitativ, Arioso</text:p>
          </table:table-cell>
          <table:table-cell office:value-type="string" calcext:value-type="string">
            <text:p>Sie führen! ach! ſie führen ihn zum Tode</text:p>
          </table:table-cell>
          <table:table-cell office:value-type="float" office:value="12" calcext:value-type="float">
            <text:p>1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0]*[.E20]*[.G20]/[.F20]/[.H20]" office:value-type="float" office:value="0.8" calcext:value-type="float">
            <text:p>0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2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Jeſus Chriſtus wird das Leben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5" calcext:value-type="float">
            <text:p>75</text:p>
          </table:table-cell>
          <table:table-cell table:formula="of:=[.D21]*[.E21]*[.G21]/[.F21]/[.H21]" office:value-type="float" office:value="2.8" calcext:value-type="float">
            <text:p>2,8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Du ſtärkeſt mich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2]*[.E22]*[.G22]/[.F22]/[.H22]" office:value-type="float" office:value="0.666666666666667" calcext:value-type="float">
            <text:p>0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4</text:p>
          </table:table-cell>
          <table:table-cell office:value-type="string" calcext:value-type="string">
            <text:p>Wechselgesang</text:p>
          </table:table-cell>
          <table:table-cell office:value-type="string" calcext:value-type="string">
            <text:p>Sieh! er träget ſein Kreutz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table:formula="of:=[.D23]*[.E23]*[.G23]/[.F23]/[.H23]" office:value-type="float" office:value="2.16666666666667" calcext:value-type="float">
            <text:p>2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Seyd mir geſegnet</text:p>
          </table:table-cell>
          <table:table-cell office:value-type="float" office:value="21" calcext:value-type="float">
            <text:p>21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4]*[.E24]*[.G24]/[.F24]/[.H24]" office:value-type="float" office:value="1.4" calcext:value-type="float">
            <text:p>1,4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6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Groß iſt ſeine Quaal</text:p>
          </table:table-cell>
          <table:table-cell office:value-type="float" office:value="42" calcext:value-type="float">
            <text:p>42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table:formula="of:=[.D25]*[.E25]*[.G25]/[.F25]/[.H25]" office:value-type="float" office:value="1.86666666666667" calcext:value-type="float">
            <text:p>1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7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Jeſus wendet ſich hin zu denen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6]*[.E26]*[.G26]/[.F26]/[.H2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8</text:p>
          </table:table-cell>
          <table:table-cell office:value-type="string" calcext:value-type="string">
            <text:p>Arie</text:p>
          </table:table-cell>
          <table:table-cell office:value-type="string" calcext:value-type="string">
            <text:p>Weint nicht um mich</text:p>
          </table:table-cell>
          <table:table-cell office:value-type="float" office:value="32" calcext:value-type="float">
            <text:p>32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D27]*[.E27]*[.G27]/[.F27]/[.H27]" office:value-type="float" office:value="1.28" calcext:value-type="float">
            <text:p>1,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9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O, daß ich dieſe Tage des Jammers nicht erlebe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8]*[.E28]*[.G28]/[.F28]/[.H28]" office:value-type="float" office:value="1.13333333333333" calcext:value-type="float">
            <text:p>1,1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0</text:p>
          </table:table-cell>
          <table:table-cell office:value-type="string" calcext:value-type="string">
            <text:p>Arie, Terzett</text:p>
          </table:table-cell>
          <table:table-cell office:value-type="string" calcext:value-type="string">
            <text:p>Erhöre dieſes heiße Flehen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29]*[.E29]*[.G29]/[.F29]/[.H29]" office:value-type="float" office:value="3.7" calcext:value-type="float">
            <text:p>3,7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3.11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Ein Opfer nach dem ewgen Rath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30]*[.E30]*[.G30]/[.F30]/[.H30]" office:value-type="float" office:value="0.888888888888889" calcext:value-type="float">
            <text:p>0,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1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Heilig, heilig, heilig biſt du Gott!</text:p>
          </table:table-cell>
          <table:table-cell office:value-type="float" office:value="19" calcext:value-type="float">
            <text:p>19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1]*[.E31]*[.G31]/[.F31]/[.H31]" office:value-type="float" office:value="1.26666666666667" calcext:value-type="float">
            <text:p>1,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2</text:p>
          </table:table-cell>
          <table:table-cell office:value-type="string" calcext:value-type="string">
            <text:p>Quartett</text:p>
          </table:table-cell>
          <table:table-cell office:value-type="string" calcext:value-type="string">
            <text:p>Rächer ſchau vom Himmel nieder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70" calcext:value-type="float">
            <text:p>70</text:p>
          </table:table-cell>
          <table:table-cell table:formula="of:=[.D32]*[.E32]*[.G32]/[.F32]/[.H32]" office:value-type="float" office:value="1.62857142857143" calcext:value-type="float">
            <text:p>1,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3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Empor gerichtet iſt das Kreutz</text:p>
          </table:table-cell>
          <table:table-cell office:value-type="float" office:value="48" calcext:value-type="float">
            <text:p>48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3]*[.E33]*[.G33]/[.F33]/[.H33]" office:value-type="float" office:value="3.2" calcext:value-type="float">
            <text:p>3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Anderen half er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50" calcext:value-type="float">
            <text:p>150</text:p>
          </table:table-cell>
          <table:table-cell table:formula="of:=[.D34]*[.E34]*[.G34]/[.F34]/[.H34]" office:value-type="float" office:value="1.2" calcext:value-type="float">
            <text:p>1,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4.2</text:p>
          </table:table-cell>
          <table:table-cell office:value-type="string" calcext:value-type="string">
            <text:p>Fuge</text:p>
          </table:table-cell>
          <table:table-cell office:value-type="string" calcext:value-type="string">
            <text:p>Gott hat er vertraut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D35]*[.E35]*[.G35]/[.F35]/[.H35]" office:value-type="float" office:value="1.66666666666667" calcext:value-type="float">
            <text:p>1,6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5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Gelobt ſey Gott</text:p>
          </table:table-cell>
          <table:table-cell office:value-type="float" office:value="13" calcext:value-type="float">
            <text:p>1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6]*[.E36]*[.G36]/[.F36]/[.H36]" office:value-type="float" office:value="0.866666666666667" calcext:value-type="float">
            <text:p>0,8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.6</text:p>
          </table:table-cell>
          <table:table-cell office:value-type="string" calcext:value-type="string">
            <text:p>Terzett</text:p>
          </table:table-cell>
          <table:table-cell office:value-type="string" calcext:value-type="string">
            <text:p>O welche Wonne, welch Entzücken</text:p>
          </table:table-cell>
          <table:table-cell office:value-type="float" office:value="83" calcext:value-type="float">
            <text:p>83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0" calcext:value-type="float">
            <text:p>90</text:p>
          </table:table-cell>
          <table:table-cell table:formula="of:=[.D37]*[.E37]*[.G37]/[.F37]/[.H37]" office:value-type="float" office:value="2.76666666666667" calcext:value-type="float">
            <text:p>2,7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Chor</text:p>
          </table:table-cell>
          <table:table-cell office:value-type="string" calcext:value-type="string">
            <text:p>Schwarze grauenvolle Wolken</text:p>
          </table:table-cell>
          <table:table-cell office:value-type="float" office:value="53" calcext:value-type="float">
            <text:p>5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8]*[.E38]*[.G38]/[.F38]/[.H38]" office:value-type="float" office:value="3.53333333333333" calcext:value-type="float">
            <text:p>3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2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Gottes Schrecken ſchlagen ſie</text:p>
          </table:table-cell>
          <table:table-cell office:value-type="float" office:value="23" calcext:value-type="float">
            <text:p>2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39]*[.E39]*[.G39]/[.F39]/[.H39]" office:value-type="float" office:value="1.53333333333333" calcext:value-type="float">
            <text:p>1,5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3</text:p>
          </table:table-cell>
          <table:table-cell office:value-type="string" calcext:value-type="string">
            <text:p>Choral</text:p>
          </table:table-cell>
          <table:table-cell office:value-type="string" calcext:value-type="string">
            <text:p>Jhr Augen weint!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90" calcext:value-type="float">
            <text:p>90</text:p>
          </table:table-cell>
          <table:table-cell table:formula="of:=[.D40]*[.E40]*[.G40]/[.F40]/[.H40]" office:value-type="float" office:value="0.355555555555556" calcext:value-type="float">
            <text:p>0,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.4</text:p>
          </table:table-cell>
          <table:table-cell office:value-type="string" calcext:value-type="string">
            <text:p>Recitativ</text:p>
          </table:table-cell>
          <table:table-cell office:value-type="string" calcext:value-type="string">
            <text:p>Er, der am Kreutze ſtarb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60" calcext:value-type="float">
            <text:p>60</text:p>
          </table:table-cell>
          <table:table-cell table:formula="of:=[.D41]*[.E41]*[.G41]/[.F41]/[.H41]" office:value-type="float" office:value="0.333333333333333" calcext:value-type="float">
            <text:p>0,33</text:p>
          </table:table-cell>
          <table:table-cell table:number-columns-repeated="3"/>
        </table:table-row>
        <table:table-row table:style-name="ro1" table:number-rows-repeated="1048534">
          <table:table-cell table:number-columns-repeated="12"/>
        </table:table-row>
        <table:table-row table:style-name="ro1"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AT">€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1-25">00.00.0000</text:date>, <text:time style:data-style-name="N2" text:time-value="21:46:54.30650123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9-11-24T18:57:42.961110260</meta:creation-date>
    <dc:date>2019-11-25T21:47:09.751499162</dc:date>
    <dc:creator>Wolfgang Skala</dc:creator>
    <meta:editing-duration>PT18M32S</meta:editing-duration>
    <meta:editing-cycles>13</meta:editing-cycles>
    <meta:generator>LibreOffice/4.2.8.2$Linux_X86_64 LibreOffice_project/420m0$Build-2</meta:generator>
    <meta:document-statistic meta:table-count="1" meta:cell-count="378" meta:object-count="0"/>
  </office:meta>
</office:document-meta>
</file>